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071in"/>
    </style:style>
    <style:style style:name="co3" style:family="table-column">
      <style:table-column-properties fo:break-before="auto" style:column-width="1.2138in"/>
    </style:style>
    <style:style style:name="co4" style:family="table-column">
      <style:table-column-properties fo:break-before="auto" style:column-width="1.072in"/>
    </style:style>
    <style:style style:name="co5" style:family="table-column">
      <style:table-column-properties fo:break-before="auto" style:column-width="1.2575in"/>
    </style:style>
    <style:style style:name="co6" style:family="table-column">
      <style:table-column-properties fo:break-before="auto" style:column-width="1.1902in"/>
    </style:style>
    <style:style style:name="ro1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Main" table:style-name="ta1" table:print="false">
        <table:table-column table:style-name="co1" table:number-columns-repeated="1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" table:number-columns-repeated="8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Level(N)</text:p>
          </table:table-cell>
          <table:table-cell table:style-name="ce1" office:value-type="string">
            <text:p>Level(H)</text:p>
          </table:table-cell>
          <table:table-cell table:style-name="ce1" office:value-type="string">
            <text:p>L-HP</text:p>
          </table:table-cell>
          <table:table-cell table:style-name="ce1" office:value-type="string">
            <text:p>L-HP(N)</text:p>
          </table:table-cell>
          <table:table-cell table:style-name="ce1" office:value-type="string">
            <text:p>L-HP(H)</text:p>
          </table:table-cell>
          <table:table-cell table:style-name="ce1" office:value-type="string">
            <text:p>Min HP</text:p>
          </table:table-cell>
          <table:table-cell table:style-name="ce1" office:value-type="string">
            <text:p>Max HP</text:p>
          </table:table-cell>
          <table:table-cell table:style-name="ce1" office:value-type="string">
            <text:p>Min HP(N)</text:p>
          </table:table-cell>
          <table:table-cell table:style-name="ce1" office:value-type="string">
            <text:p>Max HP(N)</text:p>
          </table:table-cell>
          <table:table-cell table:style-name="ce1" office:value-type="string">
            <text:p>Min HP(H)</text:p>
          </table:table-cell>
          <table:table-cell table:style-name="ce1" office:value-type="string">
            <text:p>Max HP(H)</text:p>
          </table:table-cell>
          <table:table-cell table:style-name="ce1" office:value-type="string">
            <text:p>Total Min HP</text:p>
          </table:table-cell>
          <table:table-cell table:style-name="ce1" office:value-type="string">
            <text:p>Total Min HP(N)</text:p>
          </table:table-cell>
          <table:table-cell table:style-name="ce1" office:value-type="string">
            <text:p>Total Min HP(H)</text:p>
          </table:table-cell>
          <table:table-cell table:style-name="ce1" office:value-type="string">
            <text:p>Total Max HP</text:p>
          </table:table-cell>
          <table:table-cell table:style-name="ce1" office:value-type="string">
            <text:p>Total Max HP(N)</text:p>
          </table:table-cell>
          <table:table-cell table:style-name="ce1" office:value-type="string">
            <text:p>Total Max HP(H)</text:p>
          </table:table-cell>
          <table:table-cell table:style-name="ce1" office:value-type="string">
            <text:p>L-XP</text:p>
          </table:table-cell>
          <table:table-cell table:style-name="ce1" office:value-type="string">
            <text:p>L-XP(N)</text:p>
          </table:table-cell>
          <table:table-cell table:style-name="ce1" office:value-type="string">
            <text:p>L-XP(H)</text:p>
          </table:table-cell>
          <table:table-cell table:style-name="ce1" office:value-type="string">
            <text:p>Exp</text:p>
          </table:table-cell>
          <table:table-cell table:style-name="ce1" office:value-type="string">
            <text:p>Exp(N)</text:p>
          </table:table-cell>
          <table:table-cell table:style-name="ce1" office:value-type="string">
            <text:p>Exp(H)</text:p>
          </table:table-cell>
          <table:table-cell table:style-name="ce1" office:value-type="string">
            <text:p>Total Exp</text:p>
          </table:table-cell>
          <table:table-cell table:style-name="ce1" office:value-type="string">
            <text:p>Total Exp(N)</text:p>
          </table:table-cell>
          <table:table-cell table:style-name="ce1" office:value-type="string">
            <text:p>Total Exp(H)</text:p>
          </table:table-cell>
          <table:table-cell table:style-name="ce1" office:value-type="string">
            <text:p>Players</text:p>
          </table:table-cell>
          <table:table-cell table:style-name="ce1" office:value-type="string">
            <text:p>Special</text:p>
          </table:table-cell>
          <table:table-cell table:style-name="ce1" office:value-type="string">
            <text:p>Patch</text:p>
          </table:table-cell>
        </table:table-row>
        <table:table-row table:style-name="ro1">
          <table:table-cell office:value-type="string">
            <text:p>Andariel</text:p>
          </table:table-cell>
          <table:table-cell office:value-type="float" office:value="12">
            <text:p>12</text:p>
          </table:table-cell>
          <table:table-cell office:value-type="float" office:value="49">
            <text:p>49</text:p>
          </table:table-cell>
          <table:table-cell office:value-type="float" office:value="75">
            <text:p>75</text:p>
          </table:table-cell>
          <table:table-cell office:value-type="float" office:value="40">
            <text:p>40</text:p>
          </table:table-cell>
          <table:table-cell office:value-type="float" office:value="968">
            <text:p>968</text:p>
          </table:table-cell>
          <table:table-cell office:value-type="float" office:value="5032">
            <text:p>5032</text:p>
          </table:table-cell>
          <table:table-cell table:number-columns-repeated="4" office:value-type="float" office:value="2562">
            <text:p>2562</text:p>
          </table:table-cell>
          <table:table-cell table:number-columns-repeated="2" office:value-type="float" office:value="1193">
            <text:p>1193</text:p>
          </table:table-cell>
          <table:table-cell table:formula="of:=PRODUCT(QUOTIENT(PRODUCT([.E2];[.H2]);100);PRODUCT(PRODUCT(SUM([.AC2];1);0.5));[.AD2])" office:value-type="float" office:value="1024">
            <text:p>1024</text:p>
          </table:table-cell>
          <table:table-cell table:formula="of:=PRODUCT(QUOTIENT(PRODUCT([.F2];[.J2]);100);PRODUCT(PRODUCT(SUM([.AC2];1);0.5));[.AD2])" office:value-type="float" office:value="24800">
            <text:p>24800</text:p>
          </table:table-cell>
          <table:table-cell table:formula="of:=PRODUCT(QUOTIENT(PRODUCT([.G2];[.L2]);100);PRODUCT(PRODUCT(SUM([.AC2];1);0.5));[.AD2])" office:value-type="float" office:value="60031">
            <text:p>60031</text:p>
          </table:table-cell>
          <table:table-cell table:formula="of:=PRODUCT(QUOTIENT(PRODUCT([.E2];[.I2]);100);PRODUCT(PRODUCT(SUM([.AC2];1);0.5));[.AD2])" office:value-type="float" office:value="1024">
            <text:p>1024</text:p>
          </table:table-cell>
          <table:table-cell table:formula="of:=PRODUCT(QUOTIENT(PRODUCT([.F2];[.K2]);100);PRODUCT(PRODUCT(SUM([.AC2];1);0.5));[.AD2])" office:value-type="float" office:value="24800">
            <text:p>24800</text:p>
          </table:table-cell>
          <table:table-cell table:formula="of:=PRODUCT(QUOTIENT(PRODUCT([.G2];[.M2]);100);PRODUCT(PRODUCT(SUM([.AC2];1);0.5));[.AD2])" office:value-type="float" office:value="60031">
            <text:p>60031</text:p>
          </table:table-cell>
          <table:table-cell office:value-type="float" office:value="140">
            <text:p>140</text:p>
          </table:table-cell>
          <table:table-cell office:value-type="float" office:value="6186">
            <text:p>6186</text:p>
          </table:table-cell>
          <table:table-cell office:value-type="float" office:value="37605">
            <text:p>37605</text:p>
          </table:table-cell>
          <table:table-cell office:value-type="float" office:value="916">
            <text:p>916</text:p>
          </table:table-cell>
          <table:table-cell table:number-columns-repeated="2" office:value-type="float" office:value="1492">
            <text:p>1492</text:p>
          </table:table-cell>
          <table:table-cell table:formula="of:=PRODUCT(QUOTIENT(PRODUCT([.T2];[.W2]);100);PRODUCT(PRODUCT(SUM([.AC2];1);0.5));[.AD2])" office:value-type="float" office:value="1282">
            <text:p>1282</text:p>
          </table:table-cell>
          <table:table-cell table:formula="of:=PRODUCT(QUOTIENT(PRODUCT([.U2];[.X2]);100);PRODUCT(PRODUCT(SUM([.AC2];1);0.5));[.AD2])" office:value-type="float" office:value="92295">
            <text:p>92295</text:p>
          </table:table-cell>
          <table:table-cell table:formula="of:=PRODUCT(QUOTIENT(PRODUCT([.V2];[.Y2]);100);PRODUCT(PRODUCT(SUM([.AC2];1);0.5));[.AD2])" office:value-type="float" office:value="561066">
            <text:p>56106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.13c</text:p>
          </table:table-cell>
        </table:table-row>
        <table:table-row table:style-name="ro1">
          <table:table-cell office:value-type="string">
            <text:p>Duriel</text:p>
          </table:table-cell>
          <table:table-cell office:value-type="float" office:value="22">
            <text:p>22</text:p>
          </table:table-cell>
          <table:table-cell office:value-type="float" office:value="55">
            <text:p>55</text:p>
          </table:table-cell>
          <table:table-cell office:value-type="float" office:value="88">
            <text:p>88</text:p>
          </table:table-cell>
          <table:table-cell office:value-type="float" office:value="84">
            <text:p>84</text:p>
          </table:table-cell>
          <table:table-cell office:value-type="float" office:value="1173">
            <text:p>1173</text:p>
          </table:table-cell>
          <table:table-cell office:value-type="float" office:value="6527">
            <text:p>6527</text:p>
          </table:table-cell>
          <table:table-cell table:number-columns-repeated="4" office:value-type="float" office:value="4757">
            <text:p>4757</text:p>
          </table:table-cell>
          <table:table-cell table:number-columns-repeated="2" office:value-type="float" office:value="1295">
            <text:p>1295</text:p>
          </table:table-cell>
          <table:table-cell table:formula="of:=PRODUCT(QUOTIENT(PRODUCT([.E3];[.H3]);100);PRODUCT(PRODUCT(SUM([.AC3];1);0.5));[.AD3])" office:value-type="float" office:value="3995">
            <text:p>3995</text:p>
          </table:table-cell>
          <table:table-cell table:formula="of:=PRODUCT(QUOTIENT(PRODUCT([.F3];[.J3]);100);PRODUCT(PRODUCT(SUM([.AC3];1);0.5));[.AD3])" office:value-type="float" office:value="55799">
            <text:p>55799</text:p>
          </table:table-cell>
          <table:table-cell table:formula="of:=PRODUCT(QUOTIENT(PRODUCT([.G3];[.L3]);100);PRODUCT(PRODUCT(SUM([.AC3];1);0.5));[.AD3])" office:value-type="float" office:value="84524">
            <text:p>84524</text:p>
          </table:table-cell>
          <table:table-cell table:formula="of:=PRODUCT(QUOTIENT(PRODUCT([.E3];[.I3]);100);PRODUCT(PRODUCT(SUM([.AC3];1);0.5));[.AD3])" office:value-type="float" office:value="3995">
            <text:p>3995</text:p>
          </table:table-cell>
          <table:table-cell table:formula="of:=PRODUCT(QUOTIENT(PRODUCT([.F3];[.K3]);100);PRODUCT(PRODUCT(SUM([.AC3];1);0.5));[.AD3])" office:value-type="float" office:value="55799">
            <text:p>55799</text:p>
          </table:table-cell>
          <table:table-cell table:formula="of:=PRODUCT(QUOTIENT(PRODUCT([.G3];[.M3]);100);PRODUCT(PRODUCT(SUM([.AC3];1);0.5));[.AD3])" office:value-type="float" office:value="84524">
            <text:p>84524</text:p>
          </table:table-cell>
          <table:table-cell office:value-type="float" office:value="363">
            <text:p>363</text:p>
          </table:table-cell>
          <table:table-cell office:value-type="float" office:value="8942">
            <text:p>8942</text:p>
          </table:table-cell>
          <table:table-cell office:value-type="float" office:value="55272">
            <text:p>55272</text:p>
          </table:table-cell>
          <table:table-cell table:number-columns-repeated="3" office:value-type="float" office:value="1655">
            <text:p>1655</text:p>
          </table:table-cell>
          <table:table-cell table:formula="of:=PRODUCT(QUOTIENT(PRODUCT([.T3];[.W3]);100);PRODUCT(PRODUCT(SUM([.AC3];1);0.5));[.AD3])" office:value-type="float" office:value="6007">
            <text:p>6007</text:p>
          </table:table-cell>
          <table:table-cell table:formula="of:=PRODUCT(QUOTIENT(PRODUCT([.U3];[.X3]);100);PRODUCT(PRODUCT(SUM([.AC3];1);0.5));[.AD3])" office:value-type="float" office:value="147990">
            <text:p>147990</text:p>
          </table:table-cell>
          <table:table-cell table:formula="of:=PRODUCT(QUOTIENT(PRODUCT([.V3];[.Y3]);100);PRODUCT(PRODUCT(SUM([.AC3];1);0.5));[.AD3])" office:value-type="float" office:value="914751">
            <text:p>91475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.13c</text:p>
          </table:table-cell>
        </table:table-row>
        <table:table-row table:style-name="ro1">
          <table:table-cell office:value-type="string">
            <text:p>Mephisto</text:p>
          </table:table-cell>
          <table:table-cell office:value-type="float" office:value="26">
            <text:p>26</text:p>
          </table:table-cell>
          <table:table-cell office:value-type="float" office:value="59">
            <text:p>59</text:p>
          </table:table-cell>
          <table:table-cell office:value-type="float" office:value="87">
            <text:p>87</text:p>
          </table:table-cell>
          <table:table-cell office:value-type="float" office:value="106">
            <text:p>106</text:p>
          </table:table-cell>
          <table:table-cell office:value-type="float" office:value="1309">
            <text:p>1309</text:p>
          </table:table-cell>
          <table:table-cell office:value-type="float" office:value="6412">
            <text:p>6412</text:p>
          </table:table-cell>
          <table:table-cell table:number-columns-repeated="4" office:value-type="float" office:value="5695">
            <text:p>5695</text:p>
          </table:table-cell>
          <table:table-cell table:number-columns-repeated="2" office:value-type="float" office:value="1471">
            <text:p>1471</text:p>
          </table:table-cell>
          <table:table-cell table:formula="of:=PRODUCT(QUOTIENT(PRODUCT([.E4];[.H4]);100);PRODUCT(PRODUCT(SUM([.AC4];1);0.5));[.AD4])" office:value-type="float" office:value="6036">
            <text:p>6036</text:p>
          </table:table-cell>
          <table:table-cell table:formula="of:=PRODUCT(QUOTIENT(PRODUCT([.F4];[.J4]);100);PRODUCT(PRODUCT(SUM([.AC4];1);0.5));[.AD4])" office:value-type="float" office:value="74547">
            <text:p>74547</text:p>
          </table:table-cell>
          <table:table-cell table:formula="of:=PRODUCT(QUOTIENT(PRODUCT([.G4];[.L4]);100);PRODUCT(PRODUCT(SUM([.AC4];1);0.5));[.AD4])" office:value-type="float" office:value="94320">
            <text:p>94320</text:p>
          </table:table-cell>
          <table:table-cell table:formula="of:=PRODUCT(QUOTIENT(PRODUCT([.E4];[.I4]);100);PRODUCT(PRODUCT(SUM([.AC4];1);0.5));[.AD4])" office:value-type="float" office:value="6036">
            <text:p>6036</text:p>
          </table:table-cell>
          <table:table-cell table:formula="of:=PRODUCT(QUOTIENT(PRODUCT([.F4];[.K4]);100);PRODUCT(PRODUCT(SUM([.AC4];1);0.5));[.AD4])" office:value-type="float" office:value="74547">
            <text:p>74547</text:p>
          </table:table-cell>
          <table:table-cell table:formula="of:=PRODUCT(QUOTIENT(PRODUCT([.G4];[.M4]);100);PRODUCT(PRODUCT(SUM([.AC4];1);0.5));[.AD4])" office:value-type="float" office:value="94320">
            <text:p>94320</text:p>
          </table:table-cell>
          <table:table-cell office:value-type="float" office:value="503">
            <text:p>503</text:p>
          </table:table-cell>
          <table:table-cell office:value-type="float" office:value="11286">
            <text:p>11286</text:p>
          </table:table-cell>
          <table:table-cell office:value-type="float" office:value="53913">
            <text:p>53913</text:p>
          </table:table-cell>
          <table:table-cell table:number-columns-repeated="3" office:value-type="float" office:value="2131">
            <text:p>2131</text:p>
          </table:table-cell>
          <table:table-cell table:formula="of:=PRODUCT(QUOTIENT(PRODUCT([.T4];[.W4]);100);PRODUCT(PRODUCT(SUM([.AC4];1);0.5));[.AD4])" office:value-type="float" office:value="10718">
            <text:p>10718</text:p>
          </table:table-cell>
          <table:table-cell table:formula="of:=PRODUCT(QUOTIENT(PRODUCT([.U4];[.X4]);100);PRODUCT(PRODUCT(SUM([.AC4];1);0.5));[.AD4])" office:value-type="float" office:value="240504">
            <text:p>240504</text:p>
          </table:table-cell>
          <table:table-cell table:formula="of:=PRODUCT(QUOTIENT(PRODUCT([.V4];[.Y4]);100);PRODUCT(PRODUCT(SUM([.AC4];1);0.5));[.AD4])" office:value-type="float" office:value="1148886">
            <text:p>114888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.13c</text:p>
          </table:table-cell>
        </table:table-row>
        <table:table-row table:style-name="ro1">
          <table:table-cell office:value-type="string">
            <text:p>Diablo</text:p>
          </table:table-cell>
          <table:table-cell office:value-type="float" office:value="40">
            <text:p>40</text:p>
          </table:table-cell>
          <table:table-cell office:value-type="float" office:value="62">
            <text:p>62</text:p>
          </table:table-cell>
          <table:table-cell office:value-type="float" office:value="94">
            <text:p>94</text:p>
          </table:table-cell>
          <table:table-cell office:value-type="float" office:value="215">
            <text:p>215</text:p>
          </table:table-cell>
          <table:table-cell office:value-type="float" office:value="1412">
            <text:p>1412</text:p>
          </table:table-cell>
          <table:table-cell office:value-type="float" office:value="7217">
            <text:p>7217</text:p>
          </table:table-cell>
          <table:table-cell table:number-columns-repeated="4" office:value-type="float" office:value="6427">
            <text:p>6427</text:p>
          </table:table-cell>
          <table:table-cell table:number-columns-repeated="2" office:value-type="float" office:value="1577">
            <text:p>1577</text:p>
          </table:table-cell>
          <table:table-cell table:formula="of:=PRODUCT(QUOTIENT(PRODUCT([.E5];[.H5]);100);PRODUCT(PRODUCT(SUM([.AC5];1);0.5));[.AD5])" office:value-type="float" office:value="13818">
            <text:p>13818</text:p>
          </table:table-cell>
          <table:table-cell table:formula="of:=PRODUCT(QUOTIENT(PRODUCT([.F5];[.J5]);100);PRODUCT(PRODUCT(SUM([.AC5];1);0.5));[.AD5])" office:value-type="float" office:value="90749">
            <text:p>90749</text:p>
          </table:table-cell>
          <table:table-cell table:formula="of:=PRODUCT(QUOTIENT(PRODUCT([.G5];[.L5]);100);PRODUCT(PRODUCT(SUM([.AC5];1);0.5));[.AD5])" office:value-type="float" office:value="113812">
            <text:p>113812</text:p>
          </table:table-cell>
          <table:table-cell table:formula="of:=PRODUCT(QUOTIENT(PRODUCT([.E5];[.I5]);100);PRODUCT(PRODUCT(SUM([.AC5];1);0.5));[.AD5])" office:value-type="float" office:value="13818">
            <text:p>13818</text:p>
          </table:table-cell>
          <table:table-cell table:formula="of:=PRODUCT(QUOTIENT(PRODUCT([.F5];[.K5]);100);PRODUCT(PRODUCT(SUM([.AC5];1);0.5));[.AD5])" office:value-type="float" office:value="90749">
            <text:p>90749</text:p>
          </table:table-cell>
          <table:table-cell table:formula="of:=PRODUCT(QUOTIENT(PRODUCT([.G5];[.M5]);100);PRODUCT(PRODUCT(SUM([.AC5];1);0.5));[.AD5])" office:value-type="float" office:value="113812">
            <text:p>113812</text:p>
          </table:table-cell>
          <table:table-cell office:value-type="float" office:value="1297">
            <text:p>1297</text:p>
          </table:table-cell>
          <table:table-cell office:value-type="float" office:value="13442">
            <text:p>13442</text:p>
          </table:table-cell>
          <table:table-cell office:value-type="float" office:value="63426">
            <text:p>63426</text:p>
          </table:table-cell>
          <table:table-cell table:number-columns-repeated="3" office:value-type="float" office:value="3462">
            <text:p>3462</text:p>
          </table:table-cell>
          <table:table-cell table:formula="of:=PRODUCT(QUOTIENT(PRODUCT([.T5];[.W5]);100);PRODUCT(PRODUCT(SUM([.AC5];1);0.5));[.AD5])" office:value-type="float" office:value="44902">
            <text:p>44902</text:p>
          </table:table-cell>
          <table:table-cell table:formula="of:=PRODUCT(QUOTIENT(PRODUCT([.U5];[.X5]);100);PRODUCT(PRODUCT(SUM([.AC5];1);0.5));[.AD5])" office:value-type="float" office:value="465362">
            <text:p>465362</text:p>
          </table:table-cell>
          <table:table-cell table:formula="of:=PRODUCT(QUOTIENT(PRODUCT([.V5];[.Y5]);100);PRODUCT(PRODUCT(SUM([.AC5];1);0.5));[.AD5])" office:value-type="float" office:value="2195808">
            <text:p>219580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.13c</text:p>
          </table:table-cell>
        </table:table-row>
        <table:table-row table:style-name="ro1">
          <table:table-cell office:value-type="string">
            <text:p>Baal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 office:value-type="float" office:value="99">
            <text:p>99</text:p>
          </table:table-cell>
          <table:table-cell office:value-type="float" office:value="418">
            <text:p>418</text:p>
          </table:table-cell>
          <table:table-cell office:value-type="float" office:value="1856">
            <text:p>1856</text:p>
          </table:table-cell>
          <table:table-cell office:value-type="float" office:value="7792">
            <text:p>7792</text:p>
          </table:table-cell>
          <table:table-cell table:number-columns-repeated="6" office:value-type="float" office:value="6336">
            <text:p>6336</text:p>
          </table:table-cell>
          <table:table-cell table:formula="of:=PRODUCT(QUOTIENT(PRODUCT([.E6];[.H6]);100);PRODUCT(PRODUCT(SUM([.AC6];1);0.5));[.AD6])" office:value-type="float" office:value="26484">
            <text:p>26484</text:p>
          </table:table-cell>
          <table:table-cell table:formula="of:=PRODUCT(QUOTIENT(PRODUCT([.F6];[.J6]);100);PRODUCT(PRODUCT(SUM([.AC6];1);0.5));[.AD6])" office:value-type="float" office:value="117596">
            <text:p>117596</text:p>
          </table:table-cell>
          <table:table-cell table:formula="of:=PRODUCT(QUOTIENT(PRODUCT([.G6];[.L6]);100);PRODUCT(PRODUCT(SUM([.AC6];1);0.5));[.AD6])" office:value-type="float" office:value="493701">
            <text:p>493701</text:p>
          </table:table-cell>
          <table:table-cell table:formula="of:=PRODUCT(QUOTIENT(PRODUCT([.E6];[.I6]);100);PRODUCT(PRODUCT(SUM([.AC6];1);0.5));[.AD6])" office:value-type="float" office:value="26484">
            <text:p>26484</text:p>
          </table:table-cell>
          <table:table-cell table:formula="of:=PRODUCT(QUOTIENT(PRODUCT([.F6];[.K6]);100);PRODUCT(PRODUCT(SUM([.AC6];1);0.5));[.AD6])" office:value-type="float" office:value="117596">
            <text:p>117596</text:p>
          </table:table-cell>
          <table:table-cell table:formula="of:=PRODUCT(QUOTIENT(PRODUCT([.G6];[.M6]);100);PRODUCT(PRODUCT(SUM([.AC6];1);0.5));[.AD6])" office:value-type="float" office:value="493701">
            <text:p>493701</text:p>
          </table:table-cell>
          <table:table-cell office:value-type="float" office:value="3357">
            <text:p>3357</text:p>
          </table:table-cell>
          <table:table-cell office:value-type="float" office:value="25070">
            <text:p>25070</text:p>
          </table:table-cell>
          <table:table-cell office:value-type="float" office:value="70221">
            <text:p>70221</text:p>
          </table:table-cell>
          <table:table-cell table:number-columns-repeated="3" office:value-type="float" office:value="6460">
            <text:p>6460</text:p>
          </table:table-cell>
          <table:table-cell table:formula="of:=PRODUCT(QUOTIENT(PRODUCT([.T6];[.W6]);100);PRODUCT(PRODUCT(SUM([.AC6];1);0.5));[.AD6])" office:value-type="float" office:value="216862">
            <text:p>216862</text:p>
          </table:table-cell>
          <table:table-cell table:formula="of:=PRODUCT(QUOTIENT(PRODUCT([.U6];[.X6]);100);PRODUCT(PRODUCT(SUM([.AC6];1);0.5));[.AD6])" office:value-type="float" office:value="1619522">
            <text:p>1619522</text:p>
          </table:table-cell>
          <table:table-cell table:formula="of:=PRODUCT(QUOTIENT(PRODUCT([.V6];[.Y6]);100);PRODUCT(PRODUCT(SUM([.AC6];1);0.5));[.AD6])" office:value-type="float" office:value="4536276">
            <text:p>453627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.13c</text:p>
          </table:table-cell>
        </table:table-row>
        <table:table-row table:style-name="ro1">
          <table:table-cell office:value-type="string">
            <text:p>Cows</text:p>
          </table:table-cell>
          <table:table-cell office:value-type="float" office:value="28">
            <text:p>28</text:p>
          </table:table-cell>
          <table:table-cell office:value-type="float" office:value="61">
            <text:p>61</text:p>
          </table:table-cell>
          <table:table-cell office:value-type="float" office:value="81">
            <text:p>81</text:p>
          </table:table-cell>
          <table:table-cell office:value-type="float" office:value="120">
            <text:p>120</text:p>
          </table:table-cell>
          <table:table-cell office:value-type="float" office:value="1379">
            <text:p>1379</text:p>
          </table:table-cell>
          <table:table-cell office:value-type="float" office:value="5722">
            <text:p>5722</text:p>
          </table:table-cell>
          <table:table-cell office:value-type="float" office:value="133">
            <text:p>133</text:p>
          </table:table-cell>
          <table:table-cell table:style-name="ce2" office:value-type="float" office:value="285">
            <text:p>285</text:p>
          </table:table-cell>
          <table:table-cell table:style-name="ce2" office:value-type="float" office:value="220">
            <text:p>220</text:p>
          </table:table-cell>
          <table:table-cell table:style-name="ce2" office:value-type="float" office:value="270">
            <text:p>270</text:p>
          </table:table-cell>
          <table:table-cell table:style-name="ce2" office:value-type="float" office:value="220">
            <text:p>220</text:p>
          </table:table-cell>
          <table:table-cell table:style-name="ce2" office:value-type="float" office:value="270">
            <text:p>270</text:p>
          </table:table-cell>
          <table:table-cell table:style-name="ce2" table:formula="of:=PRODUCT(QUOTIENT(PRODUCT([.E7];[.H7]);100);PRODUCT(PRODUCT(SUM([.AC7];1);0.5));[.AD7])" office:value-type="float" office:value="159">
            <text:p>159</text:p>
          </table:table-cell>
          <table:table-cell table:style-name="ce2" table:formula="of:=PRODUCT(QUOTIENT(PRODUCT([.F7];[.J7]);100);PRODUCT(PRODUCT(SUM([.AC7];1);0.5));[.AD7])" office:value-type="float" office:value="3033">
            <text:p>3033</text:p>
          </table:table-cell>
          <table:table-cell table:style-name="ce2" table:formula="of:=PRODUCT(QUOTIENT(PRODUCT([.G7];[.L7]);100);PRODUCT(PRODUCT(SUM([.AC7];1);0.5));[.AD7])" office:value-type="float" office:value="12588">
            <text:p>12588</text:p>
          </table:table-cell>
          <table:table-cell table:style-name="ce2" table:formula="of:=PRODUCT(QUOTIENT(PRODUCT([.E7];[.I7]);100);PRODUCT(PRODUCT(SUM([.AC7];1);0.5));[.AD7])" office:value-type="float" office:value="342">
            <text:p>342</text:p>
          </table:table-cell>
          <table:table-cell table:style-name="ce2" table:formula="of:=PRODUCT(QUOTIENT(PRODUCT([.F7];[.K7]);100);PRODUCT(PRODUCT(SUM([.AC7];1);0.5));[.AD7])" office:value-type="float" office:value="3723">
            <text:p>3723</text:p>
          </table:table-cell>
          <table:table-cell table:style-name="ce2" table:formula="of:=PRODUCT(QUOTIENT(PRODUCT([.G7];[.M7]);100);PRODUCT(PRODUCT(SUM([.AC7];1);0.5));[.AD7])" office:value-type="float" office:value="15449">
            <text:p>15449</text:p>
          </table:table-cell>
          <table:table-cell table:style-name="ce2" office:value-type="float" office:value="576">
            <text:p>576</text:p>
          </table:table-cell>
          <table:table-cell table:style-name="ce2" office:value-type="float" office:value="12680">
            <text:p>12680</text:p>
          </table:table-cell>
          <table:table-cell table:style-name="ce2" office:value-type="float" office:value="45759">
            <text:p>45759</text:p>
          </table:table-cell>
          <table:table-cell office:value-type="float" office:value="140">
            <text:p>140</text:p>
          </table:table-cell>
          <table:table-cell table:number-columns-repeated="2" office:value-type="float" office:value="80">
            <text:p>80</text:p>
          </table:table-cell>
          <table:table-cell table:formula="of:=PRODUCT(QUOTIENT(PRODUCT([.T7];[.W7]);100);PRODUCT(PRODUCT(SUM([.AC7];1);0.5));[.AD7])" office:value-type="float" office:value="806">
            <text:p>806</text:p>
          </table:table-cell>
          <table:table-cell table:formula="of:=PRODUCT(QUOTIENT(PRODUCT([.U7];[.X7]);100);PRODUCT(PRODUCT(SUM([.AC7];1);0.5));[.AD7])" office:value-type="float" office:value="10144">
            <text:p>10144</text:p>
          </table:table-cell>
          <table:table-cell table:formula="of:=PRODUCT(QUOTIENT(PRODUCT([.V7];[.Y7]);100);PRODUCT(PRODUCT(SUM([.AC7];1);0.5));[.AD7])" office:value-type="float" office:value="36607">
            <text:p>3660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.13c</text:p>
          </table:table-cell>
        </table:table-row>
      </table:table>
      <table:table table:name="Graph" table:style-name="ta1" table:print="false">
        <table:table-column table:style-name="co1" table:number-columns-repeated="9" table:default-cell-style-name="Default"/>
        <table:table-row table:style-name="ro1">
          <table:table-cell>
            <draw:frame table:end-cell-address="Graph.H23" table:end-x="0.615in" table:end-y="0.1457in" draw:z-index="0" draw:style-name="gr1" svg:width="6.8378in" svg:height="4.2705in" svg:x="0in" svg:y="0in">
              <draw:object draw:notify-on-update-of-ranges="Main.A1:Main.A1 Main.B1:Main.D1 Main.A2:Main.A2 Main.B2:Main.D2 Main.A3:Main.A3 Main.B3:Main.D3 Main.A4:Main.A4 Main.B4:Main.D4 Main.A5:Main.A5 Main.B5:Main.D5 Main.A6:Main.A6 Main.B6:Main.D6 Main.A7:Main.A7 Main.B7:Main.D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7"/>
          <table:table-cell>
            <draw:frame table:end-cell-address="Graph.Q23" table:end-x="0.4606in" table:end-y="0.1563in" draw:z-index="1" draw:style-name="gr1" svg:width="7.5177in" svg:height="4.2811in" svg:x="0.0551in" svg:y="0in">
              <draw:object draw:notify-on-update-of-ranges="Main.Q1:Main.S1 Main.A2:Main.A2 Main.Q2:Main.S2 Main.A3:Main.A3 Main.Q3:Main.S3 Main.A4:Main.A4 Main.Q4:Main.S4 Main.A5:Main.A5 Main.Q5:Main.S5 Main.A6:Main.A6 Main.Q6:Main.S6 Main.A7:Main.A7 Main.Q7:Main.S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 table:number-rows-repeated="22">
          <table:table-cell table:number-columns-repeated="9"/>
        </table:table-row>
        <table:table-row table:style-name="ro1">
          <table:table-cell table:number-columns-repeated="5"/>
          <table:table-cell>
            <draw:frame table:end-cell-address="Graph.N46" table:end-x="0.4835in" table:end-y="0.0937in" draw:z-index="2" draw:style-name="gr1" svg:width="7.2831in" svg:height="4.2004in" svg:x="0.3126in" svg:y="0.0181in">
              <draw:object draw:notify-on-update-of-ranges="Main.Z1:Main.AB1 Main.A2:Main.A2 Main.Z2:Main.AB2 Main.A3:Main.A3 Main.Z3:Main.AB3 Main.A4:Main.A4 Main.Z4:Main.AB4 Main.A5:Main.A5 Main.Z5:Main.AB5 Main.A6:Main.A6 Main.Z6:Main.AB6 Main.A7:Main.A7 Main.Z7:Main.AB7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02">07/02/2011</text:date>, <text:time>16:13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02T14:04:09.08</meta:creation-date>
    <dc:date>2011-07-02T16:13:31.15</dc:date>
    <meta:editing-duration>PT2H8M49S</meta:editing-duration>
    <meta:editing-cycles>71</meta:editing-cycles>
    <meta:generator>LibreOffice/3.3$Win32 LibreOffice_project/330m19$Build-202</meta:generator>
    <meta:document-statistic meta:table-count="2" meta:cell-count="21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369cm" svg:height="10.848cm" xlink:href=".." xlink:type="simple" chart:class="chart:line" chart:style-name="ch1">
        <chart:title svg:x="7.397cm" svg:y="0.352cm" chart:style-name="ch2">
          <text:p>Levels 1.13c</text:p>
        </chart:title>
        <chart:legend chart:legend-position="end" svg:x="15.158cm" svg:y="3.926cm" chart:style-name="ch3"/>
        <chart:plot-area chart:style-name="ch4" table:cell-range-address="Main.A1:Main.D7" chart:data-source-has-labels="both" svg:x="0.797cm" svg:y="1.779cm" svg:width="13.667cm" svg:height="8.433cm">
          <chartooo:coordinate-region svg:x="1.604cm" svg:y="1.991cm" svg:width="12.25cm" svg:height="7.548cm"/>
          <chart:axis chart:dimension="x" chart:name="primary-x" chart:style-name="ch5">
            <chart:categories table:cell-range-address="Main.B1:Main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in.B2:Main.D2" chart:label-cell-address="Main.A2:Main.A2" chart:class="chart:line">
            <chart:data-point chart:repeated="3"/>
          </chart:series>
          <chart:series chart:style-name="ch8" chart:values-cell-range-address="Main.B3:Main.D3" chart:label-cell-address="Main.A3:Main.A3" chart:class="chart:line">
            <chart:data-point chart:repeated="3"/>
          </chart:series>
          <chart:series chart:style-name="ch9" chart:values-cell-range-address="Main.B4:Main.D4" chart:label-cell-address="Main.A4:Main.A4" chart:class="chart:line">
            <chart:data-point chart:repeated="3"/>
          </chart:series>
          <chart:series chart:style-name="ch10" chart:values-cell-range-address="Main.B5:Main.D5" chart:label-cell-address="Main.A5:Main.A5" chart:class="chart:line">
            <chart:data-point chart:repeated="3"/>
          </chart:series>
          <chart:series chart:style-name="ch11" chart:values-cell-range-address="Main.B6:Main.D6" chart:label-cell-address="Main.A6:Main.A6" chart:class="chart:line">
            <chart:data-point chart:repeated="3"/>
          </chart:series>
          <chart:series chart:style-name="ch12" chart:values-cell-range-address="Main.B7:Main.D7" chart:label-cell-address="Main.A7:Main.A7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vel</text:p>
                <draw:g>
                  <svg:desc>Main.B1:Main.D1</svg:desc>
                </draw:g>
              </table:table-cell>
              <table:table-cell office:value-type="string">
                <text:p>Level(N)</text:p>
              </table:table-cell>
              <table:table-cell office:value-type="string">
                <text:p>Level(H)</text:p>
              </table:table-cell>
            </table:table-row>
          </table:table-header-rows>
          <table:table-rows>
            <table:table-row>
              <table:table-cell office:value-type="string">
                <text:p>Andariel</text:p>
                <draw:g>
                  <svg:desc>Main.A2:Main.A2</svg:desc>
                </draw:g>
              </table:table-cell>
              <table:table-cell office:value-type="float" office:value="12">
                <text:p>12</text:p>
                <draw:g>
                  <svg:desc>Main.B2:Main.D2</svg:desc>
                </draw:g>
              </table:table-cell>
              <table:table-cell office:value-type="float" office:value="49">
                <text:p>4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Duriel</text:p>
                <draw:g>
                  <svg:desc>Main.A3:Main.A3</svg:desc>
                </draw:g>
              </table:table-cell>
              <table:table-cell office:value-type="float" office:value="22">
                <text:p>22</text:p>
                <draw:g>
                  <svg:desc>Main.B3:Main.D3</svg:desc>
                </draw:g>
              </table:table-cell>
              <table:table-cell office:value-type="float" office:value="55">
                <text:p>5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Mephisto</text:p>
                <draw:g>
                  <svg:desc>Main.A4:Main.A4</svg:desc>
                </draw:g>
              </table:table-cell>
              <table:table-cell office:value-type="float" office:value="26">
                <text:p>26</text:p>
                <draw:g>
                  <svg:desc>Main.B4:Main.D4</svg:desc>
                </draw:g>
              </table:table-cell>
              <table:table-cell office:value-type="float" office:value="59">
                <text:p>5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Diablo</text:p>
                <draw:g>
                  <svg:desc>Main.A5:Main.A5</svg:desc>
                </draw:g>
              </table:table-cell>
              <table:table-cell office:value-type="float" office:value="40">
                <text:p>40</text:p>
                <draw:g>
                  <svg:desc>Main.B5:Main.D5</svg:desc>
                </draw:g>
              </table:table-cell>
              <table:table-cell office:value-type="float" office:value="62">
                <text:p>6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Baal</text:p>
                <draw:g>
                  <svg:desc>Main.A6:Main.A6</svg:desc>
                </draw:g>
              </table:table-cell>
              <table:table-cell office:value-type="float" office:value="60">
                <text:p>60</text:p>
                <draw:g>
                  <svg:desc>Main.B6:Main.D6</svg:desc>
                </draw:g>
              </table:table-cell>
              <table:table-cell office:value-type="float" office:value="75">
                <text:p>7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Cows</text:p>
                <draw:g>
                  <svg:desc>Main.A7:Main.A7</svg:desc>
                </draw:g>
              </table:table-cell>
              <table:table-cell office:value-type="float" office:value="28">
                <text:p>28</text:p>
                <draw:g>
                  <svg:desc>Main.B7:Main.D7</svg:desc>
                </draw:g>
              </table:table-cell>
              <table:table-cell office:value-type="float" office:value="61">
                <text:p>61</text:p>
              </table:table-cell>
              <table:table-cell office:value-type="float" office:value="81">
                <text:p>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Win32 LibreOffice_project/330m19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096cm" svg:height="10.875cm" xlink:href=".." xlink:type="simple" chart:class="chart:line" chart:style-name="ch1">
        <chart:title svg:x="8.565cm" svg:y="0.353cm" chart:style-name="ch2">
          <text:p>HP 1.13c</text:p>
        </chart:title>
        <chart:subtitle svg:x="8.314cm" svg:y="1.349cm" chart:style-name="ch3">
          <text:p>Max HP Used</text:p>
        </chart:subtitle>
        <chart:legend chart:legend-position="end" svg:x="16.885cm" svg:y="3.939cm" chart:style-name="ch4"/>
        <chart:plot-area chart:style-name="ch5" table:cell-range-address="Main.Q1:Main.S7 Main.A2:Main.A7" chart:data-source-has-labels="both" svg:x="0.831cm" svg:y="2.466cm" svg:width="15.292cm" svg:height="7.772cm">
          <chartooo:coordinate-region svg:x="2.193cm" svg:y="2.678cm" svg:width="12.658cm" svg:height="6.887cm"/>
          <chart:axis chart:dimension="x" chart:name="primary-x" chart:style-name="ch6">
            <chart:categories table:cell-range-address="Main.Q1:Main.S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ain.Q2:Main.S2" chart:label-cell-address="Main.A2:Main.A2" chart:class="chart:line">
            <chart:data-point chart:repeated="3"/>
          </chart:series>
          <chart:series chart:style-name="ch9" chart:values-cell-range-address="Main.Q3:Main.S3" chart:label-cell-address="Main.A3:Main.A3" chart:class="chart:line">
            <chart:data-point chart:repeated="3"/>
          </chart:series>
          <chart:series chart:style-name="ch10" chart:values-cell-range-address="Main.Q4:Main.S4" chart:label-cell-address="Main.A4:Main.A4" chart:class="chart:line">
            <chart:data-point chart:repeated="3"/>
          </chart:series>
          <chart:series chart:style-name="ch11" chart:values-cell-range-address="Main.Q5:Main.S5" chart:label-cell-address="Main.A5:Main.A5" chart:class="chart:line">
            <chart:data-point chart:repeated="3"/>
          </chart:series>
          <chart:series chart:style-name="ch12" chart:values-cell-range-address="Main.Q6:Main.S6" chart:label-cell-address="Main.A6:Main.A6" chart:class="chart:line">
            <chart:data-point chart:repeated="3"/>
          </chart:series>
          <chart:series chart:style-name="ch13" chart:values-cell-range-address="Main.Q7:Main.S7" chart:label-cell-address="Main.A7:Main.A7" chart:class="chart:line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Max HP</text:p>
                <draw:g>
                  <svg:desc>Main.Q1:Main.S1</svg:desc>
                </draw:g>
              </table:table-cell>
              <table:table-cell office:value-type="string">
                <text:p>Total Max HP(N)</text:p>
              </table:table-cell>
              <table:table-cell office:value-type="string">
                <text:p>Total Max HP(H)</text:p>
              </table:table-cell>
            </table:table-row>
          </table:table-header-rows>
          <table:table-rows>
            <table:table-row>
              <table:table-cell office:value-type="string">
                <text:p>Andariel</text:p>
                <draw:g>
                  <svg:desc>Main.A2:Main.A2</svg:desc>
                </draw:g>
              </table:table-cell>
              <table:table-cell office:value-type="float" office:value="1024">
                <text:p>1024</text:p>
                <draw:g>
                  <svg:desc>Main.Q2:Main.S2</svg:desc>
                </draw:g>
              </table:table-cell>
              <table:table-cell office:value-type="float" office:value="24800">
                <text:p>24800</text:p>
              </table:table-cell>
              <table:table-cell office:value-type="float" office:value="60031">
                <text:p>60031</text:p>
              </table:table-cell>
            </table:table-row>
            <table:table-row>
              <table:table-cell office:value-type="string">
                <text:p>Duriel</text:p>
                <draw:g>
                  <svg:desc>Main.A3:Main.A3</svg:desc>
                </draw:g>
              </table:table-cell>
              <table:table-cell office:value-type="float" office:value="3995">
                <text:p>3995</text:p>
                <draw:g>
                  <svg:desc>Main.Q3:Main.S3</svg:desc>
                </draw:g>
              </table:table-cell>
              <table:table-cell office:value-type="float" office:value="55799">
                <text:p>55799</text:p>
              </table:table-cell>
              <table:table-cell office:value-type="float" office:value="84524">
                <text:p>84524</text:p>
              </table:table-cell>
            </table:table-row>
            <table:table-row>
              <table:table-cell office:value-type="string">
                <text:p>Mephisto</text:p>
                <draw:g>
                  <svg:desc>Main.A4:Main.A4</svg:desc>
                </draw:g>
              </table:table-cell>
              <table:table-cell office:value-type="float" office:value="6036">
                <text:p>6036</text:p>
                <draw:g>
                  <svg:desc>Main.Q4:Main.S4</svg:desc>
                </draw:g>
              </table:table-cell>
              <table:table-cell office:value-type="float" office:value="74547">
                <text:p>74547</text:p>
              </table:table-cell>
              <table:table-cell office:value-type="float" office:value="94320">
                <text:p>94320</text:p>
              </table:table-cell>
            </table:table-row>
            <table:table-row>
              <table:table-cell office:value-type="string">
                <text:p>Diablo</text:p>
                <draw:g>
                  <svg:desc>Main.A5:Main.A5</svg:desc>
                </draw:g>
              </table:table-cell>
              <table:table-cell office:value-type="float" office:value="13818">
                <text:p>13818</text:p>
                <draw:g>
                  <svg:desc>Main.Q5:Main.S5</svg:desc>
                </draw:g>
              </table:table-cell>
              <table:table-cell office:value-type="float" office:value="90749">
                <text:p>90749</text:p>
              </table:table-cell>
              <table:table-cell office:value-type="float" office:value="113812">
                <text:p>113812</text:p>
              </table:table-cell>
            </table:table-row>
            <table:table-row>
              <table:table-cell office:value-type="string">
                <text:p>Baal</text:p>
                <draw:g>
                  <svg:desc>Main.A6:Main.A6</svg:desc>
                </draw:g>
              </table:table-cell>
              <table:table-cell office:value-type="float" office:value="26484">
                <text:p>26484</text:p>
                <draw:g>
                  <svg:desc>Main.Q6:Main.S6</svg:desc>
                </draw:g>
              </table:table-cell>
              <table:table-cell office:value-type="float" office:value="117596">
                <text:p>117596</text:p>
              </table:table-cell>
              <table:table-cell office:value-type="float" office:value="493701">
                <text:p>493701</text:p>
              </table:table-cell>
            </table:table-row>
            <table:table-row>
              <table:table-cell office:value-type="string">
                <text:p>Cows</text:p>
                <draw:g>
                  <svg:desc>Main.A7:Main.A7</svg:desc>
                </draw:g>
              </table:table-cell>
              <table:table-cell office:value-type="float" office:value="342">
                <text:p>342</text:p>
                <draw:g>
                  <svg:desc>Main.Q7:Main.S7</svg:desc>
                </draw:g>
              </table:table-cell>
              <table:table-cell office:value-type="float" office:value="3723">
                <text:p>3723</text:p>
              </table:table-cell>
              <table:table-cell office:value-type="float" office:value="15449">
                <text:p>154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Win32 LibreOffice_project/330m19$Build-2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5cm" svg:height="10.67cm" xlink:href=".." xlink:type="simple" chart:class="chart:line" chart:style-name="ch1">
        <chart:title svg:x="7.473cm" svg:y="0.349cm" chart:style-name="ch2">
          <text:p>Experience 1.13c</text:p>
        </chart:title>
        <chart:legend chart:legend-position="end" svg:x="16.289cm" svg:y="3.837cm" chart:style-name="ch3"/>
        <chart:plot-area chart:style-name="ch4" table:cell-range-address="Main.Z1:Main.AB7 Main.A2:Main.A7" chart:data-source-has-labels="both" svg:x="0.82cm" svg:y="1.767cm" svg:width="14.729cm" svg:height="8.27cm">
          <chartooo:coordinate-region svg:x="2.367cm" svg:y="1.98cm" svg:width="12.228cm" svg:height="7.384cm"/>
          <chart:axis chart:dimension="x" chart:name="primary-x" chart:style-name="ch5">
            <chart:categories table:cell-range-address="Main.Z1:Main.AB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in.Z2:Main.AB2" chart:label-cell-address="Main.A2:Main.A2" chart:class="chart:line">
            <chart:data-point chart:repeated="3"/>
          </chart:series>
          <chart:series chart:style-name="ch8" chart:values-cell-range-address="Main.Z3:Main.AB3" chart:label-cell-address="Main.A3:Main.A3" chart:class="chart:line">
            <chart:data-point chart:repeated="3"/>
          </chart:series>
          <chart:series chart:style-name="ch9" chart:values-cell-range-address="Main.Z4:Main.AB4" chart:label-cell-address="Main.A4:Main.A4" chart:class="chart:line">
            <chart:data-point chart:repeated="3"/>
          </chart:series>
          <chart:series chart:style-name="ch10" chart:values-cell-range-address="Main.Z5:Main.AB5" chart:label-cell-address="Main.A5:Main.A5" chart:class="chart:line">
            <chart:data-point chart:repeated="3"/>
          </chart:series>
          <chart:series chart:style-name="ch11" chart:values-cell-range-address="Main.Z6:Main.AB6" chart:label-cell-address="Main.A6:Main.A6" chart:class="chart:line">
            <chart:data-point chart:repeated="3"/>
          </chart:series>
          <chart:series chart:style-name="ch12" chart:values-cell-range-address="Main.Z7:Main.AB7" chart:label-cell-address="Main.A7:Main.A7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Exp</text:p>
                <draw:g>
                  <svg:desc>Main.Z1:Main.AB1</svg:desc>
                </draw:g>
              </table:table-cell>
              <table:table-cell office:value-type="string">
                <text:p>Total Exp(N)</text:p>
              </table:table-cell>
              <table:table-cell office:value-type="string">
                <text:p>Total Exp(H)</text:p>
              </table:table-cell>
            </table:table-row>
          </table:table-header-rows>
          <table:table-rows>
            <table:table-row>
              <table:table-cell office:value-type="string">
                <text:p>Andariel</text:p>
                <draw:g>
                  <svg:desc>Main.A2:Main.A2</svg:desc>
                </draw:g>
              </table:table-cell>
              <table:table-cell office:value-type="float" office:value="1282">
                <text:p>1282</text:p>
                <draw:g>
                  <svg:desc>Main.Z2:Main.AB2</svg:desc>
                </draw:g>
              </table:table-cell>
              <table:table-cell office:value-type="float" office:value="92295">
                <text:p>92295</text:p>
              </table:table-cell>
              <table:table-cell office:value-type="float" office:value="561066">
                <text:p>561066</text:p>
              </table:table-cell>
            </table:table-row>
            <table:table-row>
              <table:table-cell office:value-type="string">
                <text:p>Duriel</text:p>
                <draw:g>
                  <svg:desc>Main.A3:Main.A3</svg:desc>
                </draw:g>
              </table:table-cell>
              <table:table-cell office:value-type="float" office:value="6007">
                <text:p>6007</text:p>
                <draw:g>
                  <svg:desc>Main.Z3:Main.AB3</svg:desc>
                </draw:g>
              </table:table-cell>
              <table:table-cell office:value-type="float" office:value="147990">
                <text:p>147990</text:p>
              </table:table-cell>
              <table:table-cell office:value-type="float" office:value="914751">
                <text:p>914751</text:p>
              </table:table-cell>
            </table:table-row>
            <table:table-row>
              <table:table-cell office:value-type="string">
                <text:p>Mephisto</text:p>
                <draw:g>
                  <svg:desc>Main.A4:Main.A4</svg:desc>
                </draw:g>
              </table:table-cell>
              <table:table-cell office:value-type="float" office:value="10718">
                <text:p>10718</text:p>
                <draw:g>
                  <svg:desc>Main.Z4:Main.AB4</svg:desc>
                </draw:g>
              </table:table-cell>
              <table:table-cell office:value-type="float" office:value="240504">
                <text:p>240504</text:p>
              </table:table-cell>
              <table:table-cell office:value-type="float" office:value="1148886">
                <text:p>1148886</text:p>
              </table:table-cell>
            </table:table-row>
            <table:table-row>
              <table:table-cell office:value-type="string">
                <text:p>Diablo</text:p>
                <draw:g>
                  <svg:desc>Main.A5:Main.A5</svg:desc>
                </draw:g>
              </table:table-cell>
              <table:table-cell office:value-type="float" office:value="44902">
                <text:p>44902</text:p>
                <draw:g>
                  <svg:desc>Main.Z5:Main.AB5</svg:desc>
                </draw:g>
              </table:table-cell>
              <table:table-cell office:value-type="float" office:value="465362">
                <text:p>465362</text:p>
              </table:table-cell>
              <table:table-cell office:value-type="float" office:value="2195808">
                <text:p>2195808</text:p>
              </table:table-cell>
            </table:table-row>
            <table:table-row>
              <table:table-cell office:value-type="string">
                <text:p>Baal</text:p>
                <draw:g>
                  <svg:desc>Main.A6:Main.A6</svg:desc>
                </draw:g>
              </table:table-cell>
              <table:table-cell office:value-type="float" office:value="216862">
                <text:p>216862</text:p>
                <draw:g>
                  <svg:desc>Main.Z6:Main.AB6</svg:desc>
                </draw:g>
              </table:table-cell>
              <table:table-cell office:value-type="float" office:value="1619522">
                <text:p>1619522</text:p>
              </table:table-cell>
              <table:table-cell office:value-type="float" office:value="4536276">
                <text:p>4536276</text:p>
              </table:table-cell>
            </table:table-row>
            <table:table-row>
              <table:table-cell office:value-type="string">
                <text:p>Cows</text:p>
                <draw:g>
                  <svg:desc>Main.A7:Main.A7</svg:desc>
                </draw:g>
              </table:table-cell>
              <table:table-cell office:value-type="float" office:value="806">
                <text:p>806</text:p>
                <draw:g>
                  <svg:desc>Main.Z7:Main.AB7</svg:desc>
                </draw:g>
              </table:table-cell>
              <table:table-cell office:value-type="float" office:value="10144">
                <text:p>10144</text:p>
              </table:table-cell>
              <table:table-cell office:value-type="float" office:value="36607">
                <text:p>3660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Win32 LibreOffice_project/330m19$Build-2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